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co13" style:family="table-column">
      <style:table-column-properties fo:break-before="auto" style:column-width="3.05cm"/>
    </style:style>
    <style:style style:name="co14" style:family="table-column">
      <style:table-column-properties fo:break-before="auto" style:column-width="2.395cm"/>
    </style:style>
    <style:style style:name="co15" style:family="table-column">
      <style:table-column-properties fo:break-before="auto" style:column-width="7.59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1" style:family="table-cell" style:parent-style-name="Default">
      <style:text-properties style:font-name="Liberation Sans" style:font-name-asian="Noto Sans CJK SC Regular" style:font-name-complex="FreeSans"/>
    </style:style>
    <style:style style:name="ce12" style:family="table-cell" style:parent-style-name="Default" style:data-style-name="N36"/>
    <style:style style:name="ce14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5" style:family="table-cell" style:parent-style-name="Default" style:data-style-name="N0"/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36"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1" style:family="table-cell" style:parent-style-name="Default"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36"/>
    <style:style style:name="ce23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4" style:family="table-cell" style:parent-style-name="Default" style:data-style-name="N0"/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7" style:family="table-cell" style:parent-style-name="Default" style:data-style-name="N36">
      <style:text-properties fo:font-size="12pt" style:font-size-asian="12pt" style:font-size-complex="12pt"/>
    </style:style>
    <style:style style:name="ce28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1024" table:default-cell-style-name="ce19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table:style-name="ce20" office:value-type="string" calcext:value-type="string">
            <text:p>net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0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style-name="ce20" table:formula="of:=SUM([.B2:.C2])" office:value-type="float" office:value="1783" calcext:value-type="float">
            <text:p>17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style-name="ce20" table:formula="of:=SUM([.B3:.C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style-name="ce20" table:formula="of:=SUM([.B4:.C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office:value-type="float" office:value="-187" calcext:value-type="float">
            <text:p>-187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office:value-type="float" office:value="2019" calcext:value-type="float">
            <text:p>201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8])" office:value-type="float" office:value="1901" calcext:value-type="float">
            <text:p>1901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21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2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21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22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3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22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4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1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22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22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2021-10-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2021-12-0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4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2021-11-04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2021-11-26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2021-12-04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2021-12-29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2021-12-19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" table:number-columns-repeated="1021" table:default-cell-style-name="ce19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table:style-name="ce27"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table:style-name="ce27"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table:style-name="ce27"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table:style-name="ce27"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27"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table:style-name="ce27"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table:style-name="ce27"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table:style-name="ce27"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table:style-name="ce27"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table:style-name="ce27"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table:style-name="ce27"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table:style-name="ce27"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27"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table:style-name="ce27"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table:style-name="ce27"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table:style-name="ce27"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table:style-name="ce27"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table:style-name="ce27"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table:style-name="ce27"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table:style-name="ce27"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27"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table:style-name="ce27"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table:style-name="ce27"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table:style-name="ce27"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table:style-name="ce27"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table:style-name="ce27"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table:style-name="ce27"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Walmart – electrical</text:p>
          </table:table-cell>
          <table:table-cell table:style-name="ce27"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Ebay – buttset</text:p>
          </table:table-cell>
          <table:table-cell table:style-name="ce27"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table:style-name="ce27"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27"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27"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table:style-name="ce27"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27"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table:style-name="ce27"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27"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27"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table:style-name="ce27"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table:style-name="ce27"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table:style-name="ce27"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27"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27"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27"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27"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27"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5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table:style-name="ce28"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</table:table-row>
        <table:table-row table:style-name="ro2" table:number-rows-repeated="5">
          <table:table-cell table:number-columns-repeated="3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2"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mazon AWS</text:p>
          </table:table-cell>
          <table:table-cell table:style-name="ce22" office:value-type="date" office:date-value="2023-01-02" calcext:value-type="date">
            <text:p>2023-01-02</text:p>
          </table:table-cell>
          <table:table-cell office:value-type="float" office:value="0.31" calcext:value-type="float">
            <text:p>0.31</text:p>
          </table:table-cell>
        </table:table-row>
        <table:table-row table:style-name="ro2" table:number-rows-repeated="6">
          <table:table-cell table:number-columns-repeated="3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2"/>
        </table:table-row>
        <table:table-row table:style-name="ro2" table:number-rows-repeated="9"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2"/>
        </table:table-row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2"/>
        </table:table-row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total expenses</text:p>
          </table:table-cell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2" table:number-rows-repeated="5">
          <table:table-cell table:number-columns-repeated="3"/>
        </table:table-row>
        <table:table-row table:style-name="ro2">
          <table:table-cell office:value-type="string" calcext:value-type="string">
            <text:p>total income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ne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6T14:47:45.861050462</dc:date>
    <meta:editing-duration>P3DT19H8M1S</meta:editing-duration>
    <meta:editing-cycles>506</meta:editing-cycles>
    <meta:generator>LibreOffice/7.3.7.2$Linux_X86_64 LibreOffice_project/30$Build-2</meta:generator>
    <meta:document-statistic meta:table-count="9" meta:cell-count="1847" meta:object-count="0"/>
  </office:meta>
</office:document-meta>
</file>